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10e" officeooo:paragraph-rsid="000aa1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80;346</text:p>
      <text:p text:style-name="P1">1296;345</text:p>
      <text:p text:style-name="P1">1512;346</text:p>
      <text:p text:style-name="P1">1728;345</text:p>
      <text:p text:style-name="P1">1944;345</text:p>
      <text:p text:style-name="P1">2160;345</text:p>
      <text:p text:style-name="P1">2376;345</text:p>
      <text:p text:style-name="P1">2592;345</text:p>
      <text:p text:style-name="P1">2808;345</text:p>
      <text:p text:style-name="P1">3024;345</text:p>
      <text:p text:style-name="P1">3240;345</text:p>
      <text:p text:style-name="P1">3456;345</text:p>
      <text:p text:style-name="P1">3672;346</text:p>
      <text:p text:style-name="P1">3888;345</text:p>
      <text:p text:style-name="P1">4104;345</text:p>
      <text:p text:style-name="P1">4320;345</text:p>
      <text:p text:style-name="P1">4536;346</text:p>
      <text:p text:style-name="P1">4752;346</text:p>
      <text:p text:style-name="P1">4968;346</text:p>
      <text:p text:style-name="P1">5184;345</text:p>
      <text:p text:style-name="P1">5400;345</text:p>
      <text:p text:style-name="P1">5616;346</text:p>
      <text:p text:style-name="P1">5832;345</text:p>
      <text:p text:style-name="P1">6048;346</text:p>
      <text:p text:style-name="P1">6264;346</text:p>
      <text:p text:style-name="P1">6480;346</text:p>
      <text:p text:style-name="P1">6696;346</text:p>
      <text:p text:style-name="P1">6913;345</text:p>
      <text:p text:style-name="P1">7129;345</text:p>
      <text:p text:style-name="P1">7345;346</text:p>
      <text:p text:style-name="P1">7561;345</text:p>
      <text:p text:style-name="P1">7777;346</text:p>
      <text:p text:style-name="P1">7993;346</text:p>
      <text:p text:style-name="P1">8209;345</text:p>
      <text:p text:style-name="P1">8425;345</text:p>
      <text:p text:style-name="P1">8641;345</text:p>
      <text:p text:style-name="P1">8857;346</text:p>
      <text:p text:style-name="P1">9073;345</text:p>
      <text:p text:style-name="P1">9289;345</text:p>
      <text:p text:style-name="P1">9505;345</text:p>
      <text:p text:style-name="P1">9721;346</text:p>
      <text:p text:style-name="P1">9937;346</text:p>
      <text:p text:style-name="P1">10153;346</text:p>
      <text:p text:style-name="P1">10331;-1</text:p>
      <text:p text:style-name="P1">10531;-1</text:p>
      <text:p text:style-name="P1">10733;-1</text:p>
      <text:p text:style-name="P1">10886;5</text:p>
      <text:p text:style-name="P1">11002;6</text:p>
      <text:p text:style-name="P1">11120;-1</text:p>
      <text:p text:style-name="P1">11322;-1</text:p>
      <text:p text:style-name="P1">11523;-1</text:p>
      <text:p text:style-name="P1">11695;346</text:p>
      <text:p text:style-name="P1"><text:soft-page-break/>11912;346</text:p>
      <text:p text:style-name="P1">12128;346</text:p>
      <text:p text:style-name="P1">12344;346</text:p>
      <text:p text:style-name="P1">12560;346</text:p>
      <text:p text:style-name="P1">12777;345</text:p>
      <text:p text:style-name="P1">12993;345</text:p>
      <text:p text:style-name="P1">13209;345</text:p>
      <text:p text:style-name="P1">13425;345</text:p>
      <text:p text:style-name="P1">13641;345</text:p>
      <text:p text:style-name="P1">13857;346</text:p>
      <text:p text:style-name="P1">14073;345</text:p>
      <text:p text:style-name="P1">14289;345</text:p>
      <text:p text:style-name="P1">14505;346</text:p>
      <text:p text:style-name="P1">14723;345</text:p>
      <text:p text:style-name="P1">14938;345</text:p>
      <text:p text:style-name="P1">15154;345</text:p>
      <text:p text:style-name="P1">15370;345</text:p>
      <text:p text:style-name="P1">15586;346</text:p>
      <text:p text:style-name="P1">15802;345</text:p>
      <text:p text:style-name="P1">16019;346</text:p>
      <text:p text:style-name="P1">16235;345</text:p>
      <text:p text:style-name="P1">16451;345</text:p>
      <text:p text:style-name="P1">16667;346</text:p>
      <text:p text:style-name="P1">16883;345</text:p>
      <text:p text:style-name="P1">17099;346</text:p>
      <text:p text:style-name="P1">17315;346</text:p>
      <text:p text:style-name="P1">17531;346</text:p>
      <text:p text:style-name="P1">17748;345</text:p>
      <text:p text:style-name="P1">17965;345</text:p>
      <text:p text:style-name="P1">18181;346</text:p>
      <text:p text:style-name="P1">18397;345</text:p>
      <text:p text:style-name="P1">18613;346</text:p>
      <text:p text:style-name="P1">18829;345</text:p>
      <text:p text:style-name="P1">19045;346</text:p>
      <text:p text:style-name="P1">19262;345</text:p>
      <text:p text:style-name="P1">19478;345</text:p>
      <text:p text:style-name="P1">19694;345</text:p>
      <text:p text:style-name="P1">19910;345</text:p>
      <text:p text:style-name="P1">20126;346</text:p>
      <text:p text:style-name="P1">20342;344</text:p>
      <text:p text:style-name="P1">20558;343</text:p>
      <text:p text:style-name="P1">20774;343</text:p>
      <text:p text:style-name="P1">20989;342</text:p>
      <text:p text:style-name="P1">21204;342</text:p>
      <text:p text:style-name="P1">21420;341</text:p>
      <text:p text:style-name="P1">21635;341</text:p>
      <text:p text:style-name="P1">21850;341</text:p>
      <text:p text:style-name="P1">22064;340</text:p>
      <text:p text:style-name="P1">22279;339</text:p>
      <text:p text:style-name="P1">22493;338</text:p>
      <text:p text:style-name="P1">22707;338</text:p>
      <text:p text:style-name="P1">22921;338</text:p>
      <text:p text:style-name="P1"><text:soft-page-break/>23135;337</text:p>
      <text:p text:style-name="P1">23349;337</text:p>
      <text:p text:style-name="P1">23562;337</text:p>
      <text:p text:style-name="P1">23776;337</text:p>
      <text:p text:style-name="P1">23990;337</text:p>
      <text:p text:style-name="P1">24203;336</text:p>
      <text:p text:style-name="P1">24416;334</text:p>
      <text:p text:style-name="P1">24629;333</text:p>
      <text:p text:style-name="P1">24841;331</text:p>
      <text:p text:style-name="P1">25053;330</text:p>
      <text:p text:style-name="P1">25265;328</text:p>
      <text:p text:style-name="P1">25476;327</text:p>
      <text:p text:style-name="P1">25687;326</text:p>
      <text:p text:style-name="P1">25896;327</text:p>
      <text:p text:style-name="P1">26107;325</text:p>
      <text:p text:style-name="P1">26318;325</text:p>
      <text:p text:style-name="P1">26528;325</text:p>
      <text:p text:style-name="P1">26738;324</text:p>
      <text:p text:style-name="P1">26948;324</text:p>
      <text:p text:style-name="P1">27158;323</text:p>
      <text:p text:style-name="P1">27368;321</text:p>
      <text:p text:style-name="P1">27577;321</text:p>
      <text:p text:style-name="P1">27786;321</text:p>
      <text:p text:style-name="P1">27995;321</text:p>
      <text:p text:style-name="P1">28204;320</text:p>
      <text:p text:style-name="P1">28412;319</text:p>
      <text:p text:style-name="P1">28621;318</text:p>
      <text:p text:style-name="P1">28830;318</text:p>
      <text:p text:style-name="P1">29038;317</text:p>
      <text:p text:style-name="P1">29246;318</text:p>
      <text:p text:style-name="P1">29454;317</text:p>
      <text:p text:style-name="P1">29662;316</text:p>
      <text:p text:style-name="P1">29870;315</text:p>
      <text:p text:style-name="P1">30076;314</text:p>
      <text:p text:style-name="P1">30284;314</text:p>
      <text:p text:style-name="P1">30491;314</text:p>
      <text:p text:style-name="P1">30698;314</text:p>
      <text:p text:style-name="P1">30905;314</text:p>
      <text:p text:style-name="P1">31113;314</text:p>
      <text:p text:style-name="P1">31320;312</text:p>
      <text:p text:style-name="P1">31525;311</text:p>
      <text:p text:style-name="P1">31732;310</text:p>
      <text:p text:style-name="P1">31938;309</text:p>
      <text:p text:style-name="P1">32144;307</text:p>
      <text:p text:style-name="P1">32349;306</text:p>
      <text:p text:style-name="P1">32552;305</text:p>
      <text:p text:style-name="P1">32757;304</text:p>
      <text:p text:style-name="P1">32962;303</text:p>
      <text:p text:style-name="P1">33166;303</text:p>
      <text:p text:style-name="P1">33370;301</text:p>
      <text:p text:style-name="P1">33572;301</text:p>
      <text:p text:style-name="P1">33776;301</text:p>
      <text:p text:style-name="P1"><text:soft-page-break/>33979;301</text:p>
      <text:p text:style-name="P1">34183;300</text:p>
      <text:p text:style-name="P1">34385;300</text:p>
      <text:p text:style-name="P1">34588;299</text:p>
      <text:p text:style-name="P1">34791;298</text:p>
      <text:p text:style-name="P1">34994;298</text:p>
      <text:p text:style-name="P1">35196;298</text:p>
      <text:p text:style-name="P1">35398;297</text:p>
      <text:p text:style-name="P1">35601;297</text:p>
      <text:p text:style-name="P1">35803;297</text:p>
      <text:p text:style-name="P1">36005;297</text:p>
      <text:p text:style-name="P1">36207;296</text:p>
      <text:p text:style-name="P1">36409;296</text:p>
      <text:p text:style-name="P1">36611;296</text:p>
      <text:p text:style-name="P1">36812;296</text:p>
      <text:p text:style-name="P1">37014;296</text:p>
      <text:p text:style-name="P1">37216;294</text:p>
      <text:p text:style-name="P1">37417;294</text:p>
      <text:p text:style-name="P1">37618;294</text:p>
      <text:p text:style-name="P1">37820;293</text:p>
      <text:p text:style-name="P1">38021;293</text:p>
      <text:p text:style-name="P1">38221;294</text:p>
      <text:p text:style-name="P1">38423;293</text:p>
      <text:p text:style-name="P1">38624;293</text:p>
      <text:p text:style-name="P1">38825;294</text:p>
      <text:p text:style-name="P1">39026;293</text:p>
      <text:p text:style-name="P1">39227;293</text:p>
      <text:p text:style-name="P1">39429;294</text:p>
      <text:p text:style-name="P1">39629;292</text:p>
      <text:p text:style-name="P1">39830;292</text:p>
      <text:p text:style-name="P1">40031;291</text:p>
      <text:p text:style-name="P1">40231;290</text:p>
      <text:p text:style-name="P1">40431;290</text:p>
      <text:p text:style-name="P1">40631;290</text:p>
      <text:p text:style-name="P1">40832;289</text:p>
      <text:p text:style-name="P1">41031;289</text:p>
      <text:p text:style-name="P1">41231;289</text:p>
      <text:p text:style-name="P1">41431;289</text:p>
      <text:p text:style-name="P1">41630;288</text:p>
      <text:p text:style-name="P1">41830;287</text:p>
      <text:p text:style-name="P1">42029;287</text:p>
      <text:p text:style-name="P1">42227;286</text:p>
      <text:p text:style-name="P1">42427;285</text:p>
      <text:p text:style-name="P1">42626;284</text:p>
      <text:p text:style-name="P1">42823;283</text:p>
      <text:p text:style-name="P1">43022;282</text:p>
      <text:p text:style-name="P1">43219;281</text:p>
      <text:p text:style-name="P1">43417;279</text:p>
      <text:p text:style-name="P1">43614;278</text:p>
      <text:p text:style-name="P1">43810;277</text:p>
      <text:p text:style-name="P1">44007;277</text:p>
      <text:p text:style-name="P1">44203;277</text:p>
      <text:p text:style-name="P1"><text:soft-page-break/>44399;276</text:p>
      <text:p text:style-name="P1">44595;276</text:p>
      <text:p text:style-name="P1">44791;275</text:p>
      <text:p text:style-name="P1">44987;274</text:p>
      <text:p text:style-name="P1">45182;273</text:p>
      <text:p text:style-name="P1">45377;270</text:p>
      <text:p text:style-name="P1">45572;269</text:p>
      <text:p text:style-name="P1">45765;268</text:p>
      <text:p text:style-name="P1">45960;267</text:p>
      <text:p text:style-name="P1">46152;266</text:p>
      <text:p text:style-name="P1">46346;265</text:p>
      <text:p text:style-name="P1">46538;265</text:p>
      <text:p text:style-name="P1">46732;264</text:p>
      <text:p text:style-name="P1">46923;263</text:p>
      <text:p text:style-name="P1">47116;262</text:p>
      <text:p text:style-name="P1">47308;262</text:p>
      <text:p text:style-name="P1">47500;261</text:p>
      <text:p text:style-name="P1">47691;260</text:p>
      <text:p text:style-name="P1">47883;260</text:p>
      <text:p text:style-name="P1">48074;260</text:p>
      <text:p text:style-name="P1">48265;258</text:p>
      <text:p text:style-name="P1">48456;257</text:p>
      <text:p text:style-name="P1">48647;257</text:p>
      <text:p text:style-name="P1">48837;257</text:p>
      <text:p text:style-name="P1">49028;256</text:p>
      <text:p text:style-name="P1">49218;256</text:p>
      <text:p text:style-name="P1">49409;254</text:p>
      <text:p text:style-name="P1">49598;254</text:p>
      <text:p text:style-name="P1">49786;253</text:p>
      <text:p text:style-name="P1">49977;253</text:p>
      <text:p text:style-name="P1">50166;252</text:p>
      <text:p text:style-name="P1">50355;252</text:p>
      <text:p text:style-name="P1">50544;249</text:p>
      <text:p text:style-name="P1">50732;248</text:p>
      <text:p text:style-name="P1">50920;248</text:p>
      <text:p text:style-name="P1">51107;246</text:p>
      <text:p text:style-name="P1">51295;244</text:p>
      <text:p text:style-name="P1">51482;242</text:p>
      <text:p text:style-name="P1">51667;240</text:p>
      <text:p text:style-name="P1">51854;239</text:p>
      <text:p text:style-name="P1">52038;238</text:p>
      <text:p text:style-name="P1">52224;236</text:p>
      <text:p text:style-name="P1">52408;236</text:p>
      <text:p text:style-name="P1">52592;235</text:p>
      <text:p text:style-name="P1">52776;233</text:p>
      <text:p text:style-name="P1">52960;232</text:p>
      <text:p text:style-name="P1">53143;231</text:p>
      <text:p text:style-name="P1">53326;230</text:p>
      <text:p text:style-name="P1">53509;231</text:p>
      <text:p text:style-name="P1">53692;230</text:p>
      <text:p text:style-name="P1">53874;230</text:p>
      <text:p text:style-name="P1">54057;230</text:p>
      <text:p text:style-name="P1"><text:soft-page-break/>54240;229</text:p>
      <text:p text:style-name="P1">54422;228</text:p>
      <text:p text:style-name="P1">54604;227</text:p>
      <text:p text:style-name="P1">54787;226</text:p>
      <text:p text:style-name="P1">54968;225</text:p>
      <text:p text:style-name="P1">55149;224</text:p>
      <text:p text:style-name="P1">55330;223</text:p>
      <text:p text:style-name="P1">55511;223</text:p>
      <text:p text:style-name="P1">55691;222</text:p>
      <text:p text:style-name="P1">55871;221</text:p>
      <text:p text:style-name="P1">56051;220</text:p>
      <text:p text:style-name="P1">56231;219</text:p>
      <text:p text:style-name="P1">56411;218</text:p>
      <text:p text:style-name="P1">56590;216</text:p>
      <text:p text:style-name="P1">56769;215</text:p>
      <text:p text:style-name="P1">56947;214</text:p>
      <text:p text:style-name="P1">57125;214</text:p>
      <text:p text:style-name="P1">57304;214</text:p>
      <text:p text:style-name="P1">57482;212</text:p>
      <text:p text:style-name="P1">57659;210</text:p>
      <text:p text:style-name="P1">57835;209</text:p>
      <text:p text:style-name="P1">58012;207</text:p>
      <text:p text:style-name="P1">58188;208</text:p>
      <text:p text:style-name="P1">58364;207</text:p>
      <text:p text:style-name="P1">58541;208</text:p>
      <text:p text:style-name="P1">58717;206</text:p>
      <text:p text:style-name="P1">58893;206</text:p>
      <text:p text:style-name="P1">59068;204</text:p>
      <text:p text:style-name="P1">59243;204</text:p>
      <text:p text:style-name="P1">59418;204</text:p>
      <text:p text:style-name="P1">59593;203</text:p>
      <text:p text:style-name="P1">59768;202</text:p>
      <text:p text:style-name="P1">59942;200</text:p>
      <text:p text:style-name="P1">60115;197</text:p>
      <text:p text:style-name="P1">60290;197</text:p>
      <text:p text:style-name="P1">60463;197</text:p>
      <text:p text:style-name="P1">60636;197</text:p>
      <text:p text:style-name="P1">60809;195</text:p>
      <text:p text:style-name="P1">60981;194</text:p>
      <text:p text:style-name="P1">61153;193</text:p>
      <text:p text:style-name="P1">61325;191</text:p>
      <text:p text:style-name="P1">61496;189</text:p>
      <text:p text:style-name="P1">61667;188</text:p>
      <text:p text:style-name="P1">61837;187</text:p>
      <text:p text:style-name="P1">62008;186</text:p>
      <text:p text:style-name="P1">62177;184</text:p>
      <text:p text:style-name="P1">62347;183</text:p>
      <text:p text:style-name="P1">62516;182</text:p>
      <text:p text:style-name="P1">62685;181</text:p>
      <text:p text:style-name="P1">62853;179</text:p>
      <text:p text:style-name="P1">63021;178</text:p>
      <text:p text:style-name="P1">63188;176</text:p>
      <text:p text:style-name="P1"><text:soft-page-break/>63355;175</text:p>
      <text:p text:style-name="P1">63521;174</text:p>
      <text:p text:style-name="P1">63688;175</text:p>
      <text:p text:style-name="P1">63855;174</text:p>
      <text:p text:style-name="P1">64021;173</text:p>
      <text:p text:style-name="P1">64187;171</text:p>
      <text:p text:style-name="P1">64353;169</text:p>
      <text:p text:style-name="P1">64518;168</text:p>
      <text:p text:style-name="P1">64683;167</text:p>
      <text:p text:style-name="P1">64846;166</text:p>
      <text:p text:style-name="P1">65010;163</text:p>
      <text:p text:style-name="P1">65174;162</text:p>
      <text:p text:style-name="P1">65336;161</text:p>
      <text:p text:style-name="P1">65499;161</text:p>
      <text:p text:style-name="P1">65661;161</text:p>
      <text:p text:style-name="P1">65823;158</text:p>
      <text:p text:style-name="P1">65985;156</text:p>
      <text:p text:style-name="P1">66147;154</text:p>
      <text:p text:style-name="P1">66308;155</text:p>
      <text:p text:style-name="P1">66468;155</text:p>
      <text:p text:style-name="P1">66629;155</text:p>
      <text:p text:style-name="P1">66790;155</text:p>
      <text:p text:style-name="P1">66951;155</text:p>
      <text:p text:style-name="P1">67111;155</text:p>
      <text:p text:style-name="P1">67272;154</text:p>
      <text:p text:style-name="P1">67433;153</text:p>
      <text:p text:style-name="P1">67594;152</text:p>
      <text:p text:style-name="P1">67753;150</text:p>
      <text:p text:style-name="P1">67913;147</text:p>
      <text:p text:style-name="P1">68071;145</text:p>
      <text:p text:style-name="P1">68230;144</text:p>
      <text:p text:style-name="P1">68386;142</text:p>
      <text:p text:style-name="P1">68544;140</text:p>
      <text:p text:style-name="P1">68701;139</text:p>
      <text:p text:style-name="P1">68856;138</text:p>
      <text:p text:style-name="P1">69012;137</text:p>
      <text:p text:style-name="P1">69168;135</text:p>
      <text:p text:style-name="P1">69323;134</text:p>
      <text:p text:style-name="P1">69478;133</text:p>
      <text:p text:style-name="P1">69633;132</text:p>
      <text:p text:style-name="P1">69786;131</text:p>
      <text:p text:style-name="P1">69941;130</text:p>
      <text:p text:style-name="P1">70094;130</text:p>
      <text:p text:style-name="P1">70248;129</text:p>
      <text:p text:style-name="P1">70402;128</text:p>
      <text:p text:style-name="P1">70554;126</text:p>
      <text:p text:style-name="P1">70707;125</text:p>
      <text:p text:style-name="P1">70859;122</text:p>
      <text:p text:style-name="P1">71011;121</text:p>
      <text:p text:style-name="P1">71161;120</text:p>
      <text:p text:style-name="P1">71312;120</text:p>
      <text:p text:style-name="P1">71463;119</text:p>
      <text:p text:style-name="P1"><text:soft-page-break/>71614;118</text:p>
      <text:p text:style-name="P1">71764;117</text:p>
      <text:p text:style-name="P1">71914;116</text:p>
      <text:p text:style-name="P1">72064;114</text:p>
      <text:p text:style-name="P1">72212;112</text:p>
      <text:p text:style-name="P1">72360;110</text:p>
      <text:p text:style-name="P1">72508;108</text:p>
      <text:p text:style-name="P1">72655;107</text:p>
      <text:p text:style-name="P1">72802;106</text:p>
      <text:p text:style-name="P1">72949;104</text:p>
      <text:p text:style-name="P1">73095;102</text:p>
      <text:p text:style-name="P1">73240;100</text:p>
      <text:p text:style-name="P1">73385;98</text:p>
      <text:p text:style-name="P1">73530;98</text:p>
      <text:p text:style-name="P1">73673;96</text:p>
      <text:p text:style-name="P1">73817;94</text:p>
      <text:p text:style-name="P1">73960;93</text:p>
      <text:p text:style-name="P1">74103;92</text:p>
      <text:p text:style-name="P1">74246;91</text:p>
      <text:p text:style-name="P1">74388;89</text:p>
      <text:p text:style-name="P1">74529;89</text:p>
      <text:p text:style-name="P1">74672;89</text:p>
      <text:p text:style-name="P1">74813;88</text:p>
      <text:p text:style-name="P1">74954;87</text:p>
      <text:p text:style-name="P1">75096;86</text:p>
      <text:p text:style-name="P1">75236;86</text:p>
      <text:p text:style-name="P1">75377;84</text:p>
      <text:p text:style-name="P1">75517;83</text:p>
      <text:p text:style-name="P1">75657;82</text:p>
      <text:p text:style-name="P1">75797;80</text:p>
      <text:p text:style-name="P1">75936;79</text:p>
      <text:p text:style-name="P1">76075;77</text:p>
      <text:p text:style-name="P1">76213;76</text:p>
      <text:p text:style-name="P1">76351;76</text:p>
      <text:p text:style-name="P1">76488;75</text:p>
      <text:p text:style-name="P1">76626;74</text:p>
      <text:p text:style-name="P1">76764;73</text:p>
      <text:p text:style-name="P1">76900;72</text:p>
      <text:p text:style-name="P1">77037;71</text:p>
      <text:p text:style-name="P1">77173;82</text:p>
      <text:p text:style-name="P1">77316;71</text:p>
      <text:p text:style-name="P1">77452;66</text:p>
      <text:p text:style-name="P1">77586;63</text:p>
      <text:p text:style-name="P1">77720;62</text:p>
      <text:p text:style-name="P1">77854;62</text:p>
      <text:p text:style-name="P1">77988;62</text:p>
      <text:p text:style-name="P1">78123;61</text:p>
      <text:p text:style-name="P1">78256;60</text:p>
      <text:p text:style-name="P1">78389;58</text:p>
      <text:p text:style-name="P1">78522;55</text:p>
      <text:p text:style-name="P1">78653;54</text:p>
      <text:p text:style-name="P1">78785;52</text:p>
      <text:p text:style-name="P1"><text:soft-page-break/>78916;52</text:p>
      <text:p text:style-name="P1">79046;50</text:p>
      <text:p text:style-name="P1">79177;49</text:p>
      <text:p text:style-name="P1">79307;48</text:p>
      <text:p text:style-name="P1">79437;47</text:p>
      <text:p text:style-name="P1">79566;46</text:p>
      <text:p text:style-name="P1">79695;44</text:p>
      <text:p text:style-name="P1">79824;43</text:p>
      <text:p text:style-name="P1">79952;42</text:p>
      <text:p text:style-name="P1">80080;41</text:p>
      <text:p text:style-name="P1">80208;39</text:p>
      <text:p text:style-name="P1">80335;37</text:p>
      <text:p text:style-name="P1">80462;35</text:p>
      <text:p text:style-name="P1">80588;34</text:p>
      <text:p text:style-name="P1">80713;33</text:p>
      <text:p text:style-name="P1">80839;32</text:p>
      <text:p text:style-name="P1">80964;31</text:p>
      <text:p text:style-name="P1">81089;30</text:p>
      <text:p text:style-name="P1">81214;29</text:p>
      <text:p text:style-name="P1">81338;28</text:p>
      <text:p text:style-name="P1">81462;27</text:p>
      <text:p text:style-name="P1">81586;26</text:p>
      <text:p text:style-name="P1">81709;25</text:p>
      <text:p text:style-name="P1">81831;24</text:p>
      <text:p text:style-name="P1">81954;23</text:p>
      <text:p text:style-name="P1">82077;22</text:p>
      <text:p text:style-name="P1">82199;21</text:p>
      <text:p text:style-name="P1">82321;20</text:p>
      <text:p text:style-name="P1">82443;18</text:p>
      <text:p text:style-name="P1">82564;17</text:p>
      <text:p text:style-name="P1">82684;15</text:p>
      <text:p text:style-name="P1">82804;15</text:p>
      <text:p text:style-name="P1">82925;13</text:p>
      <text:p text:style-name="P1">83045;12</text:p>
      <text:p text:style-name="P1">83164;11</text:p>
      <text:p text:style-name="P1">83282;10</text:p>
      <text:p text:style-name="P1">83401;9</text:p>
      <text:p text:style-name="P1">83520;9</text:p>
      <text:p text:style-name="P1">83639;9</text:p>
      <text:p text:style-name="P1">83757;8</text:p>
      <text:p text:style-name="P1">83875;8</text:p>
      <text:p text:style-name="P1">83993;7</text:p>
      <text:p text:style-name="P1">84111;6</text:p>
      <text:p text:style-name="P1">84229;6</text:p>
      <text:p text:style-name="P1">84346;6</text:p>
      <text:p text:style-name="P1">84463;6</text:p>
      <text:p text:style-name="P1">84581;6</text:p>
      <text:p text:style-name="P1">84699;6</text:p>
      <text:p text:style-name="P1">84816;6</text:p>
      <text:p text:style-name="P1">84933;6</text:p>
      <text:p text:style-name="P1">85051;6</text:p>
      <text:p text:style-name="P1">85169;6</text:p>
      <text:p text:style-name="P1"><text:soft-page-break/>85286;6</text:p>
      <text:p text:style-name="P1">85403;6</text:p>
      <text:p text:style-name="P1">85521;6</text:p>
      <text:p text:style-name="P1">85639;6</text:p>
      <text:p text:style-name="P1">85755;6</text:p>
      <text:p text:style-name="P1">85873;6</text:p>
      <text:p text:style-name="P1">85991;6</text:p>
      <text:p text:style-name="P1">86108;6</text:p>
      <text:p text:style-name="P1">86225;6</text:p>
      <text:p text:style-name="P1">86343;6</text:p>
      <text:p text:style-name="P1">86461;6</text:p>
      <text:p text:style-name="P1">86578;6</text:p>
      <text:p text:style-name="P1">86695;6</text:p>
      <text:p text:style-name="P1">86813;6</text:p>
      <text:p text:style-name="P1">86930;6</text:p>
      <text:p text:style-name="P1">87048;6</text:p>
      <text:p text:style-name="P1">87165;6</text:p>
      <text:p text:style-name="P1">87283;6</text:p>
      <text:p text:style-name="P1">87400;6</text:p>
      <text:p text:style-name="P1">87518;6</text:p>
      <text:p text:style-name="P1">87635;6</text:p>
      <text:p text:style-name="P1">87752;6</text:p>
      <text:p text:style-name="P1">87870;6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03:59.773145278</meta:creation-date>
    <dc:date>2018-06-22T20:04:15.455006553</dc:date>
    <meta:editing-duration>PT16S</meta:editing-duration>
    <meta:editing-cycles>1</meta:editing-cycles>
    <meta:document-statistic meta:table-count="0" meta:image-count="0" meta:object-count="0" meta:page-count="10" meta:paragraph-count="491" meta:word-count="491" meta:character-count="4214" meta:non-whitespace-character-count="4213"/>
    <meta:generator>LibreOffice/5.1.6.2$Linux_X86_64 LibreOffice_project/10m0$Build-2</meta:generator>
  </office:meta>
</office:document-meta>
</file>